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94F13F068EDDF31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3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4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5" style:family="paragraph" style:parent-style-name="Standard">
      <style:text-properties officeooo:rsid="001a77a4" officeooo:paragraph-rsid="001a77a4"/>
    </style:style>
    <style:style style:name="P26" style:family="paragraph" style:parent-style-name="Standard">
      <style:text-properties officeooo:rsid="001a77a4" officeooo:paragraph-rsid="0023f966"/>
    </style:style>
    <style:style style:name="P27" style:family="paragraph" style:parent-style-name="Standard">
      <style:text-properties officeooo:rsid="037ddba9" officeooo:paragraph-rsid="001acf30"/>
    </style:style>
    <style:style style:name="P28" style:family="paragraph" style:parent-style-name="Standard">
      <style:text-properties officeooo:rsid="037ddba9" officeooo:paragraph-rsid="00234ba0"/>
    </style:style>
    <style:style style:name="P29" style:family="paragraph" style:parent-style-name="Standard">
      <style:text-properties officeooo:rsid="037ddba9" officeooo:paragraph-rsid="00251227"/>
    </style:style>
    <style:style style:name="P30" style:family="paragraph" style:parent-style-name="Standard">
      <style:text-properties officeooo:rsid="001acf30" officeooo:paragraph-rsid="001acf30"/>
    </style:style>
    <style:style style:name="P31" style:family="paragraph" style:parent-style-name="Standard">
      <style:text-properties officeooo:rsid="001acf30" officeooo:paragraph-rsid="00234ba0"/>
    </style:style>
    <style:style style:name="P32" style:family="paragraph" style:parent-style-name="Standard">
      <style:text-properties officeooo:paragraph-rsid="001acf30"/>
    </style:style>
    <style:style style:name="P33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4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6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8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39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0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1" style:family="paragraph" style:parent-style-name="Standard">
      <style:text-properties officeooo:rsid="001acf30" officeooo:paragraph-rsid="001acf30" fo:background-color="#ffffa6"/>
    </style:style>
    <style:style style:name="P42" style:family="paragraph" style:parent-style-name="Standard">
      <style:text-properties officeooo:paragraph-rsid="001c9fa4"/>
    </style:style>
    <style:style style:name="P43" style:family="paragraph" style:parent-style-name="Standard">
      <style:text-properties officeooo:rsid="00211a7e" officeooo:paragraph-rsid="00211a7e"/>
    </style:style>
    <style:style style:name="P44" style:family="paragraph" style:parent-style-name="Standard">
      <style:text-properties officeooo:paragraph-rsid="00234ba0"/>
    </style:style>
    <style:style style:name="P45" style:family="paragraph" style:parent-style-name="Standard">
      <style:text-properties officeooo:paragraph-rsid="00251227"/>
    </style:style>
    <style:style style:name="P46" style:family="paragraph" style:parent-style-name="Standard">
      <style:text-properties officeooo:paragraph-rsid="0023f966"/>
    </style:style>
    <style:style style:name="P47" style:family="paragraph" style:parent-style-name="Standard">
      <style:text-properties officeooo:rsid="002a2a01" officeooo:paragraph-rsid="002a2a01"/>
    </style:style>
    <style:style style:name="P48" style:family="paragraph" style:parent-style-name="codigo">
      <style:text-properties officeooo:paragraph-rsid="00164033"/>
    </style:style>
    <style:style style:name="P49" style:family="paragraph" style:parent-style-name="codigo">
      <style:text-properties officeooo:rsid="037ec498" officeooo:paragraph-rsid="001acf30"/>
    </style:style>
    <style:style style:name="P50" style:family="paragraph" style:parent-style-name="codigo">
      <style:text-properties officeooo:paragraph-rsid="001acf30"/>
    </style:style>
    <style:style style:name="P51" style:family="paragraph" style:parent-style-name="codigo">
      <style:text-properties officeooo:paragraph-rsid="001e8082"/>
    </style:style>
    <style:style style:name="P52" style:family="paragraph" style:parent-style-name="codigo">
      <style:text-properties officeooo:rsid="037ddba9" officeooo:paragraph-rsid="001f9450"/>
    </style:style>
    <style:style style:name="P53" style:family="paragraph" style:parent-style-name="codigo">
      <style:text-properties officeooo:rsid="00234ba0" officeooo:paragraph-rsid="0030d8c8"/>
    </style:style>
    <style:style style:name="P54" style:family="paragraph" style:parent-style-name="código">
      <style:text-properties officeooo:paragraph-rsid="002a2a01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  <style:text-properties officeooo:paragraph-rsid="0023f966"/>
    </style:style>
    <style:style style:name="P57" style:family="paragraph" style:parent-style-name="Heading_20_2">
      <style:paragraph-properties fo:break-before="page"/>
      <style:text-properties officeooo:paragraph-rsid="002ea74b"/>
    </style:style>
    <style:style style:name="P58" style:family="paragraph" style:parent-style-name="Standard" style:list-style-name="L1">
      <style:text-properties officeooo:rsid="00164033" officeooo:paragraph-rsid="00164033"/>
    </style:style>
    <style:style style:name="P59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0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1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2" style:family="paragraph" style:parent-style-name="Standard">
      <style:text-properties fo:font-weight="normal" officeooo:rsid="00234ba0" officeooo:paragraph-rsid="0030d8c8" fo:background-color="#e8f2a1" style:font-weight-asian="normal" style:font-weight-complex="normal"/>
    </style:style>
    <style:style style:name="P63" style:family="paragraph" style:parent-style-name="Standard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4" style:family="paragraph" style:parent-style-name="Standard">
      <style:text-properties style:font-name="Liberation Mono" fo:font-size="10pt" officeooo:rsid="001d9956" officeooo:paragraph-rsid="001d9956" fo:background-color="transparent" style:font-name-asian="Noto Sans Mono CJK SC" style:font-size-asian="10pt" style:font-name-complex="Liberation Mono" style:font-size-complex="10pt"/>
    </style:style>
    <style:style style:name="P65" style:family="paragraph" style:parent-style-name="Standard">
      <style:text-properties officeooo:rsid="00234ba0" officeooo:paragraph-rsid="0030d8c8" fo:background-color="#e8f2a1"/>
    </style:style>
    <style:style style:name="P66" style:family="paragraph" style:parent-style-name="Standard">
      <style:text-properties officeooo:rsid="00234ba0" officeooo:paragraph-rsid="00234ba0"/>
    </style:style>
    <style:style style:name="P67" style:family="paragraph" style:parent-style-name="Standard">
      <style:text-properties officeooo:paragraph-rsid="003663e2"/>
    </style:style>
    <style:style style:name="P68" style:family="paragraph" style:parent-style-name="Standard">
      <style:text-properties officeooo:rsid="037ddba9" officeooo:paragraph-rsid="0030d8c8"/>
    </style:style>
    <style:style style:name="P69" style:family="paragraph" style:parent-style-name="Standard">
      <style:text-properties officeooo:paragraph-rsid="00251227"/>
    </style:style>
    <style:style style:name="P70" style:family="paragraph" style:parent-style-name="Standard">
      <style:paragraph-properties fo:break-before="page"/>
      <style:text-properties fo:font-weight="bold" officeooo:rsid="001d9956" officeooo:paragraph-rsid="001d9956" style:font-weight-asian="bold" style:font-weight-complex="bold"/>
    </style:style>
    <style:style style:name="P71" style:family="paragraph" style:parent-style-name="Standard">
      <style:paragraph-properties fo:break-before="page"/>
      <style:text-properties officeooo:paragraph-rsid="00251227"/>
    </style:style>
    <style:style style:name="P72" style:family="paragraph" style:parent-style-name="codigo">
      <style:text-properties officeooo:paragraph-rsid="0033748a"/>
    </style:style>
    <style:style style:name="P73" style:family="paragraph" style:parent-style-name="codigo">
      <style:text-properties officeooo:rsid="037ec498" officeooo:paragraph-rsid="0032a5b2" fo:background-color="transparent"/>
    </style:style>
    <style:style style:name="P74" style:family="paragraph" style:parent-style-name="codigo">
      <style:text-properties fo:font-size="10pt" style:font-size-asian="10pt" style:font-size-complex="10pt"/>
    </style:style>
    <style:style style:name="P75" style:family="paragraph" style:parent-style-name="codigo">
      <style:text-properties officeooo:paragraph-rsid="003663e2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transparent" loext:char-shading-value="0" style:font-weight-asian="bold" style:font-weight-complex="bold"/>
    </style:style>
    <style:style style:name="T12" style:family="text">
      <style:text-properties fo:font-weight="bold" officeooo:rsid="036b88cd" fo:background-color="transparent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8" style:family="text">
      <style:text-properties officeooo:rsid="001a77a4"/>
    </style:style>
    <style:style style:name="T19" style:family="text">
      <style:text-properties officeooo:rsid="001acf30"/>
    </style:style>
    <style:style style:name="T20" style:family="text">
      <style:text-properties officeooo:rsid="037ddba9"/>
    </style:style>
    <style:style style:name="T21" style:family="text">
      <style:text-properties officeooo:rsid="001c9fa4"/>
    </style:style>
    <style:style style:name="T22" style:family="text">
      <style:text-properties officeooo:rsid="001d9956"/>
    </style:style>
    <style:style style:name="T23" style:family="text">
      <style:text-properties officeooo:rsid="001df63e"/>
    </style:style>
    <style:style style:name="T24" style:family="text">
      <style:text-properties officeooo:rsid="001e8082"/>
    </style:style>
    <style:style style:name="T25" style:family="text">
      <style:text-properties officeooo:rsid="02ebb14d"/>
    </style:style>
    <style:style style:name="T26" style:family="text">
      <style:text-properties officeooo:rsid="02ebb14d"/>
    </style:style>
    <style:style style:name="T27" style:family="text">
      <style:text-properties officeooo:rsid="00211a7e"/>
    </style:style>
    <style:style style:name="T28" style:family="text">
      <style:text-properties officeooo:rsid="02ebb14d" fo:background-color="#e8f2a1" loext:char-shading-value="0"/>
    </style:style>
    <style:style style:name="T29" style:family="text">
      <style:text-properties officeooo:rsid="003663e2" fo:background-color="#e8f2a1" loext:char-shading-value="0"/>
    </style:style>
    <style:style style:name="T30" style:family="text">
      <style:text-properties officeooo:rsid="00234ba0"/>
    </style:style>
    <style:style style:name="T31" style:family="text">
      <style:text-properties officeooo:rsid="0023f966"/>
    </style:style>
    <style:style style:name="T32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officeooo:rsid="00251227"/>
    </style:style>
    <style:style style:name="T36" style:family="text">
      <style:text-properties officeooo:rsid="0027732e"/>
    </style:style>
    <style:style style:name="T37" style:family="text">
      <style:text-properties officeooo:rsid="002926e9"/>
    </style:style>
    <style:style style:name="T38" style:family="text">
      <style:text-properties officeooo:rsid="002a2a01"/>
    </style:style>
    <style:style style:name="T39" style:family="text">
      <style:text-properties officeooo:rsid="0032a5b2"/>
    </style:style>
    <style:style style:name="T40" style:family="text">
      <style:text-properties style:use-window-font-color="true" loext:opacity="0%" style:font-name="Lucida Console"/>
    </style:style>
    <style:style style:name="T41" style:family="text">
      <style:text-properties style:use-window-font-color="true" loext:opacity="0%" style:font-name="Lucida Console" fo:font-size="9pt" style:font-size-asian="9pt"/>
    </style:style>
    <style:style style:name="T42" style:family="text">
      <style:text-properties style:use-window-font-color="true" loext:opacity="0%" style:font-name="Lucida Console" fo:font-size="9pt" style:font-size-asian="9pt"/>
    </style:style>
    <style:style style:name="T43" style:family="text">
      <style:text-properties style:use-window-font-color="true" loext:opacity="0%" style:font-name="Lucida Console" fo:font-size="9pt" style:font-size-asian="9pt"/>
    </style:style>
    <style:style style:name="T44" style:family="text">
      <style:text-properties style:use-window-font-color="true" loext:opacity="0%" style:font-name="Lucida Console" fo:font-size="9pt" officeooo:rsid="02ebb14d" fo:background-color="transparent" loext:char-shading-value="0" style:font-size-asian="9pt"/>
    </style:style>
    <style:style style:name="T45" style:family="text">
      <style:text-properties style:use-window-font-color="true" loext:opacity="0%" style:font-name="Lucida Console"/>
    </style:style>
    <style:style style:name="T46" style:family="text">
      <style:text-properties style:use-window-font-color="true" loext:opacity="0%" style:font-name="Lucida Console"/>
    </style:style>
    <style:style style:name="T47" style:family="text">
      <style:text-properties style:use-window-font-color="true" loext:opacity="0%" style:font-name="Lucida Console1" fo:font-size="9pt" style:font-size-asian="9pt"/>
    </style:style>
    <style:style style:name="T48" style:family="text">
      <style:text-properties style:use-window-font-color="true" loext:opacity="0%" style:font-name="Lucida Console1" fo:font-size="9pt" officeooo:rsid="02ebb14d" style:font-size-asian="9pt"/>
    </style:style>
    <style:style style:name="T49" style:family="text">
      <style:text-properties style:use-window-font-color="true" loext:opacity="0%" style:font-name="Lucida Console1" fo:font-size="9pt" fo:background-color="#ffff00" loext:char-shading-value="0" style:font-size-asian="9pt"/>
    </style:style>
    <style:style style:name="T50" style:family="text">
      <style:text-properties style:use-window-font-color="true" loext:opacity="0%" style:font-name="Lucida Console1" fo:font-size="9pt" fo:background-color="#ffff00" loext:char-shading-value="0" style:font-size-asian="9pt"/>
    </style:style>
    <style:style style:name="T51" style:family="text">
      <style:text-properties style:use-window-font-color="true" loext:opacity="0%" style:font-name="Lucida Console1" fo:font-size="9pt" officeooo:rsid="02ebb14d" fo:background-color="#ffff00" loext:char-shading-value="0" style:font-size-asian="9pt"/>
    </style:style>
    <style:style style:name="T52" style:family="text">
      <style:text-properties style:use-window-font-color="true" loext:opacity="0%" style:font-name="Lucida Console1" fo:font-size="9pt" officeooo:rsid="02ebb14d" fo:background-color="#ffff00" loext:char-shading-value="0" style:font-size-asian="9pt"/>
    </style:style>
    <style:style style:name="T53" style:family="text">
      <style:text-properties style:use-window-font-color="true" loext:opacity="0%" style:font-name="Lucida Console1" fo:font-size="9pt" officeooo:rsid="02ebb14d" fo:background-color="#ffff00" loext:char-shading-value="0" style:font-size-asian="9pt"/>
    </style:style>
    <style:style style:name="T54" style:family="text">
      <style:text-properties style:use-window-font-color="true" loext:opacity="0%" style:font-name="Lucida Console1" fo:font-size="9pt" fo:background-color="transparent" loext:char-shading-value="0" style:font-size-asian="9pt"/>
    </style:style>
    <style:style style:name="T55" style:family="text">
      <style:text-properties style:use-window-font-color="true" loext:opacity="0%" style:font-name="Lucida Console1" fo:font-size="9pt" fo:background-color="transparent" loext:char-shading-value="0" style:font-size-asian="9pt"/>
    </style:style>
    <style:style style:name="T56" style:family="text">
      <style:text-properties style:use-window-font-color="true" loext:opacity="0%" style:font-name="Lucida Console1" fo:font-size="9pt" officeooo:rsid="02ebb14d" fo:background-color="transparent" loext:char-shading-value="0" style:font-size-asian="9pt"/>
    </style:style>
    <style:style style:name="T57" style:family="text">
      <style:text-properties style:use-window-font-color="true" loext:opacity="0%" style:font-name="Lucida Console1" fo:font-size="9pt" officeooo:rsid="02ebb14d" fo:background-color="transparent" loext:char-shading-value="0" style:font-size-asian="9pt"/>
    </style:style>
    <style:style style:name="T58" style:family="text">
      <style:text-properties style:use-window-font-color="true" loext:opacity="0%" style:font-name="Lucida Console1" fo:font-size="9pt" officeooo:rsid="02ebb14d" fo:background-color="transparent" loext:char-shading-value="0" style:font-size-asian="9pt"/>
    </style:style>
    <style:style style:name="T59" style:family="text">
      <style:text-properties style:use-window-font-color="true" loext:opacity="0%" style:font-name="Lucida Console1" fo:font-size="9pt" officeooo:rsid="02ebb14d" fo:background-color="#e8f2a1" loext:char-shading-value="0" style:font-size-asian="9pt"/>
    </style:style>
    <style:style style:name="T60" style:family="text">
      <style:text-properties style:use-window-font-color="true" loext:opacity="0%" style:font-name="Lucida Console1" officeooo:rsid="02ebb14d" fo:background-color="transparent" loext:char-shading-value="0"/>
    </style:style>
    <style:style style:name="T61" style:family="text">
      <style:text-properties style:use-window-font-color="true" loext:opacity="0%" style:font-name="Lucida Console1" fo:font-size="10pt" officeooo:rsid="02ebb14d" fo:background-color="transparent" loext:char-shading-value="0" style:font-size-asian="10pt" style:font-size-complex="10pt"/>
    </style:style>
    <style:style style:name="T62" style:family="text">
      <style:text-properties style:use-window-font-color="true" loext:opacity="0%" style:font-name="Lucida Console1" fo:font-size="10pt" style:font-size-asian="10pt" style:font-size-complex="10pt"/>
    </style:style>
    <style:style style:name="T63" style:family="text">
      <style:text-properties style:use-window-font-color="true" loext:opacity="0%" style:font-name="Lucida Console1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2ebb14d" fo:background-color="#ffff00" loext:char-shading-value="0"/>
    </style:style>
    <style:style style:name="T66" style:family="text">
      <style:text-properties officeooo:rsid="02ebb14d" fo:background-color="#ffff00" loext:char-shading-value="0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37cf12" fo:background-color="#ffff00" loext:char-shading-value="0"/>
    </style:style>
    <style:style style:name="T69" style:family="text">
      <style:text-properties officeooo:rsid="0037cf12" fo:background-color="#ffff00" loext:char-shading-value="0"/>
    </style:style>
    <style:style style:name="T70" style:family="text"/>
    <style:style style:name="T71" style:family="text">
      <style:text-properties fo:background-color="transparent" loext:char-shading-value="0"/>
    </style:style>
    <style:style style:name="T72" style:family="text">
      <style:text-properties officeooo:rsid="02ebb14d" fo:background-color="transparent" loext:char-shading-value="0"/>
    </style:style>
    <style:style style:name="T73" style:family="text">
      <style:text-properties officeooo:rsid="02ebb14d" fo:background-color="transparent" loext:char-shading-value="0"/>
    </style:style>
    <style:style style:name="T74" style:family="text">
      <style:text-properties officeooo:rsid="001e8082" fo:background-color="transparent" loext:char-shading-value="0"/>
    </style:style>
    <style:style style:name="T75" style:family="text">
      <style:text-properties officeooo:rsid="0033748a" fo:background-color="transparent" loext:char-shading-value="0"/>
    </style:style>
    <style:style style:name="T76" style:family="text">
      <style:text-properties officeooo:rsid="00340d3c" fo:background-color="transparent" loext:char-shading-value="0"/>
    </style:style>
    <style:style style:name="T77" style:family="text">
      <style:text-properties fo:background-color="transparent" loext:char-shading-value="0"/>
    </style:style>
    <style:style style:name="T78" style:family="text">
      <style:text-properties officeooo:rsid="00348ceb" fo:background-color="transparent" loext:char-shading-value="0"/>
    </style:style>
    <style:style style:name="T79" style:family="text">
      <style:text-properties officeooo:rsid="001df63e" fo:background-color="transparent" loext:char-shading-value="0"/>
    </style:style>
    <style:style style:name="T80" style:family="text">
      <style:text-properties officeooo:rsid="003663e2" fo:background-color="transparent" loext:char-shading-value="0"/>
    </style:style>
    <style:style style:name="T81" style:family="text">
      <style:text-properties officeooo:rsid="0037cf12" fo:background-color="transparent" loext:char-shading-value="0"/>
    </style:style>
    <style:style style:name="T82" style:family="text">
      <style:text-properties officeooo:rsid="0037cf12" fo:background-color="transparent" loext:char-shading-value="0"/>
    </style:style>
    <style:style style:name="T83" style:family="text">
      <style:text-properties fo:color="#7d97ff" loext:opacity="100%" style:font-name="Lucida Console" fo:font-size="9pt" style:font-size-asian="9pt"/>
    </style:style>
    <style:style style:name="T84" style:family="text">
      <style:text-properties fo:color="#7d97ff" loext:opacity="100%" style:font-name="Lucida Console" fo:font-size="9pt" style:font-size-asian="9pt"/>
    </style:style>
    <style:style style:name="T85" style:family="text">
      <style:text-properties fo:color="#7d97ff" loext:opacity="100%" style:font-name="Lucida Console"/>
    </style:style>
    <style:style style:name="T86" style:family="text">
      <style:text-properties fo:color="#7d97ff" loext:opacity="100%" style:font-name="Lucida Console"/>
    </style:style>
    <style:style style:name="T87" style:family="text">
      <style:text-properties fo:color="#ff7676" loext:opacity="100%" style:font-name="Lucida Console" fo:font-size="9pt" style:font-size-asian="9pt"/>
    </style:style>
    <style:style style:name="T88" style:family="text">
      <style:text-properties fo:color="#ff7676" loext:opacity="100%" style:font-name="Lucida Console" fo:font-size="9pt" style:font-size-asian="9pt"/>
    </style:style>
    <style:style style:name="T89" style:family="text">
      <style:text-properties fo:color="#ff7676" loext:opacity="100%" style:font-name="Lucida Console"/>
    </style:style>
    <style:style style:name="T90" style:family="text">
      <style:text-properties fo:color="#ff7676" loext:opacity="100%" style:font-name="Lucida Console"/>
    </style:style>
    <style:style style:name="T91" style:family="text">
      <style:text-properties fo:color="#ff70ff" loext:opacity="100%" style:font-name="Lucida Console" fo:font-size="9pt" style:font-size-asian="9pt"/>
    </style:style>
    <style:style style:name="T92" style:family="text">
      <style:text-properties fo:color="#ff70ff" loext:opacity="100%" style:font-name="Lucida Console" fo:font-size="9pt" style:font-size-asian="9pt"/>
    </style:style>
    <style:style style:name="T93" style:family="text">
      <style:text-properties fo:color="#ff70ff" loext:opacity="100%" style:font-name="Lucida Console"/>
    </style:style>
    <style:style style:name="T94" style:family="text">
      <style:text-properties fo:color="#ff70ff" loext:opacity="100%" style:font-name="Lucida Console"/>
    </style:style>
    <style:style style:name="T95" style:family="text">
      <style:text-properties fo:color="#f2f200" loext:opacity="100%" style:font-name="Lucida Console" fo:font-size="9pt" style:font-size-asian="9pt"/>
    </style:style>
    <style:style style:name="T96" style:family="text">
      <style:text-properties fo:color="#f2f200" loext:opacity="100%" style:font-name="Lucida Console" fo:font-size="9pt" style:font-size-asian="9pt"/>
    </style:style>
    <style:style style:name="T97" style:family="text">
      <style:text-properties fo:color="#f2f200" loext:opacity="100%" style:font-name="Lucida Console"/>
    </style:style>
    <style:style style:name="T98" style:family="text">
      <style:text-properties fo:color="#f2f200" loext:opacity="100%" style:font-name="Lucida Console"/>
    </style:style>
    <style:style style:name="T99" style:family="text">
      <style:text-properties fo:color="#00f200" loext:opacity="100%" style:font-name="Lucida Console" fo:font-size="9pt" style:font-size-asian="9pt"/>
    </style:style>
    <style:style style:name="T100" style:family="text">
      <style:text-properties fo:color="#00f200" loext:opacity="100%" style:font-name="Lucida Console" fo:font-size="9pt" style:font-size-asian="9pt"/>
    </style:style>
    <style:style style:name="T101" style:family="text">
      <style:text-properties fo:color="#00f200" loext:opacity="100%" style:font-name="Lucida Console"/>
    </style:style>
    <style:style style:name="T102" style:family="text">
      <style:text-properties fo:color="#00f200" loext:opacity="100%" style:font-name="Lucida Console"/>
    </style:style>
    <style:style style:name="T103" style:family="text">
      <style:text-properties officeooo:rsid="0037cf12"/>
    </style:style>
    <style:style style:name="T104" style:family="text">
      <style:text-properties officeooo:rsid="0037cf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456066485" text:style-name="L1">
        <text:list-item>
          <text:p text:style-name="P58">BD columnar</text:p>
        </text:list-item>
        <text:list-item>
          <text:p text:style-name="P58">"JOINless"; a diferenza das BBDDRelacionais, non hai JOINs entre táboas</text:p>
        </text:list-item>
        <text:list-item>
          <text:p text:style-name="P58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5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8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6">o novo contedor</text:span></text:span></text:p>
      <text:p text:style-name="P48"><text:span text:style-name="Source_20_Text">docker network create cassandra_</text:span><text:span text:style-name="Source_20_Text"><text:span text:style-name="T24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8"><text:span text:style-name="Source_20_Text">docker run --rm -d --name cassandra --hostname cassandra --network cassandra_</text:span><text:span text:style-name="Source_20_Text"><text:span text:style-name="T24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8">-- Create a keyspace</text:p>
      <text:p text:style-name="P48">CREATE KEYSPACE IF NOT EXISTS store WITH REPLICATION = { 'class' : 'SimpleStrategy', 'replication_factor' : '1' };</text:p>
      <text:p text:style-name="P48"/>
      <text:p text:style-name="P48">-- Create a table</text:p>
      <text:p text:style-name="P48">CREATE TABLE IF NOT EXISTS store.shopping_cart (</text:p>
      <text:p text:style-name="P48">userid text PRIMARY KEY,</text:p>
      <text:p text:style-name="P48">item_count int,</text:p>
      <text:p text:style-name="P48">last_update_timestamp timestamp</text:p>
      <text:p text:style-name="P48">);</text:p>
      <text:p text:style-name="P48"/>
      <text:p text:style-name="P48">-- Insert some data</text:p>
      <text:p text:style-name="P48">INSERT INTO store.shopping_cart</text:p>
      <text:p text:style-name="P48">(userid, item_count, last_update_timestamp)</text:p>
      <text:p text:style-name="P48">VALUES ('9876', 2, toTimeStamp(now()));</text:p>
      <text:p text:style-name="P48">INSERT INTO store.shopping_cart</text:p>
      <text:p text:style-name="P48">(userid, item_count, last_update_timestamp)</text:p>
      <text:p text:style-name="P48">VALUES ('1234', 5, toTimeStamp(now()));</text:p>
      <text:p text:style-name="P10"/>
      <text:p text:style-name="P13">Executar o script de carga de datos</text:p>
      <text:p text:style-name="P40">Ollo! Despois do arranque de Cassandra pode tardar uns segundos en estar operativo.</text:p>
      <text:p text:style-name="P48"><text:span text:style-name="Source_20_Text">docker run --rm --network cassandra_</text:span><text:span text:style-name="Source_20_Text"><text:span text:style-name="T24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8"><text:soft-page-break/><text:span text:style-name="Source_20_Text">docker run --rm -it --network cassandra_</text:span><text:span text:style-name="Source_20_Text"><text:span text:style-name="T24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8"><text:span text:style-name="Source_20_Text">SELECT * FROM store.shopping_cart;</text:span></text:p>
      <text:p text:style-name="P8"/>
      <text:p text:style-name="P48"><text:span text:style-name="Source_20_Text">INSERT INTO store.shopping_cart (userid, item_count) VALUES ('4567', 20);</text:span></text:p>
      <text:p text:style-name="P8"/>
      <text:h text:style-name="P55" text:outline-level="2"><text:bookmark-start text:name="__RefHeading___Toc6670_2483200771"/>Apartado 2. Clúster Cassandra en host único<text:bookmark-end text:name="__RefHeading___Toc6670_2483200771"/></text:h>
      <text:p text:style-name="P25">O obxectivo deste apartado é crear un clúster con varios nodos de Cassandra utilizando contedores docker.</text:p>
      <text:p text:style-name="P25"/>
      <text:p text:style-name="P16">Lanzar un primeiro nodo:</text:p>
      <text:p text:style-name="P51">docker run <text:span text:style-name="Source_20_Text">--hostname cassandra-</text:span><text:span text:style-name="Source_20_Text"><text:span text:style-name="T24">1</text:span></text:span><text:span text:style-name="Source_20_Text"> --network cassandra_</text:span><text:span text:style-name="Source_20_Text"><text:span text:style-name="T24">network</text:span></text:span><text:span text:style-name="Source_20_Text"> </text:span>--name cassandra-1 -d cassandra:latest</text:p>
      <text:p text:style-name="P27"/>
      <text:p text:style-name="P16"><text:span text:style-name="T19">E</text:span>stado do clúster:</text:p>
      <text:p text:style-name="P30">Cassandra dispón dunha ferramenta: nodetool, para o control do clúster</text:p>
      <text:p text:style-name="P40">Ollo! Despois do arranque de Cassandra pode tardar uns segundos en estar operativo.</text:p>
      <text:p text:style-name="P50">docker exec -it cassandra-1 nodetool status</text:p>
      <text:p text:style-name="P27"/>
      <text:p text:style-name="P17"><text:span text:style-name="T19">C</text:span><text:span text:style-name="T20">onexión cliente:</text:span></text:p>
      <text:p text:style-name="P50">docker exec -it cassandra-1 bash -c 'cqlsh'</text:p>
      <text:p text:style-name="P27"/>
      <text:p text:style-name="P32"><text:span text:style-name="T7">L</text:span><text:span text:style-name="T8">anzar segundo nodo:</text:span></text:p>
      <text:p text:style-name="P43">Indicamos, cunha variable de entorno, cal é o nodo "principal".</text:p>
      <text:p text:style-name="P52">docker run <text:span text:style-name="Source_20_Text">--hostname cassandra-</text:span><text:span text:style-name="Source_20_Text"><text:span text:style-name="T24">2</text:span></text:span><text:span text:style-name="Source_20_Text"> --network cassandra_</text:span><text:span text:style-name="Source_20_Text"><text:span text:style-name="T24">network </text:span></text:span>--name cassandra-2 -<text:span text:style-name="T27">e CASSANDRA_SEEDS=cassandra-1 </text:span>-d cassandra:latest</text:p>
      <text:p text:style-name="P27"/>
      <text:p text:style-name="P41">Os contedores de Cassandra son bastante exixentes en requirimentos de memoria, polo que para levantar o clúster precisarás unha máquina con bastante RAM (1GB por nodo debería ser máis que suficiente).</text:p>
      <text:p text:style-name="P30">Se non podes levantar varios nodos ao mesmo tempo, ou cando levantas un hai outro que cae, é posible que sexa un problema de memoria.</text:p>
      <text:p text:style-name="P27"/>
      <text:p text:style-name="P18">Comprobar o estado do clúster </text:p>
      <text:p text:style-name="P50">docker exec -it cassandra-1 nodetool status</text:p>
      <text:p text:style-name="P27"/>
      <text:p text:style-name="P18">Comproba se podes conectarte a calquera dos nodos:</text:p>
      <text:p text:style-name="P33">Conexión a nodo 1:</text:p>
      <text:p text:style-name="P49">docker exec -it cassandra-<text:span text:style-name="T23">1</text:span> bash -c 'cqlsh'</text:p>
      <text:p text:style-name="P33">Conexión a nodo 2:</text:p>
      <text:p text:style-name="P73">docker exec -it cassandra-<text:span text:style-name="T39">2</text:span> bash -c 'cqlsh'</text:p>
      <text:p text:style-name="P30"/>
      <text:p text:style-name="P30"/>
      <text:p text:style-name="P42"><text:span text:style-name="T21">Crea unha base de datos </text:span><text:span text:style-name="T22">(iot)</text:span><text:span text:style-name="T21"> con información de </text:span><text:span text:style-name="T22">sensores</text:span><text:span text:style-name="T21"> </text:span><text:span text:style-name="T22">(sensor)</text:span><text:span text:style-name="T21">, insire algúns datos e comproba que se almacenan na base de datos.</text:span></text:p>
      <text:p text:style-name="P42"><text:span text:style-name="T21">Campos de datos: </text:span><text:span text:style-name="T22">codigo, temperatura, humidade, timestamp</text:span></text:p>
      <text:p text:style-name="P42"/>
      <text:p text:style-name="P60"/>
      <text:p text:style-name="P70">sensores.cql</text:p>
      <text:p text:style-name="P64"><text:span text:style-name="T41">-- Create a keyspace</text:span></text:p>
      <text:p text:style-name="codigo">CREATE KEYSPACE IF NOT EXISTS iot WITH REPLICATION = { 'class' : 'SimpleStrategy', 'replication_factor' : '1' };</text:p>
      <text:p text:style-name="codigo"/>
      <text:p text:style-name="codigo">-- Create a table</text:p>
      <text:p text:style-name="codigo">CREATE TABLE IF NOT EXISTS iot.sensor(</text:p>
      <text:p text:style-name="codigo">codigo text PRIMARY KEY,</text:p>
      <text:p text:style-name="codigo">temperatura int,</text:p>
      <text:p text:style-name="codigo">humidade int,</text:p>
      <text:p text:style-name="codigo">last_update_timestamp timestamp</text:p>
      <text:p text:style-name="codigo">);</text:p>
      <text:p text:style-name="codigo"/>
      <text:p text:style-name="codigo">-- Insert some data</text:p>
      <text:p text:style-name="codigo">INSERT INTO iot.sensor</text:p>
      <text:p text:style-name="codigo">(codigo, temperatura, humidade, last_update_timestamp)</text:p>
      <text:p text:style-name="codigo">VALUES ('9876', 9, 80, toTimeStamp(now()));</text:p>
      <text:p text:style-name="codigo">INSERT INTO iot.sensor</text:p>
      <text:p text:style-name="codigo">(codigo, temperatura, humidade, last_update_timestamp)</text:p>
      <text:p text:style-name="codigo">VALUES ('1234', 15, 45, toTimeStamp(now()));</text:p>
      <text:p text:style-name="P63"/>
      <text:p text:style-name="P11"/>
      <text:p text:style-name="P14">Executar o script de carga de datos</text:p>
      <text:p text:style-name="P72"><text:span text:style-name="Source_20_Text"><text:span text:style-name="T73">docker run --rm --network cassandra_</text:span></text:span><text:span text:style-name="Source_20_Text"><text:span text:style-name="T74">network</text:span></text:span><text:span text:style-name="Source_20_Text"><text:span text:style-name="T73"> -v "$(pwd)/</text:span></text:span><text:span text:style-name="Source_20_Text"><text:span text:style-name="T75">sensores</text:span></text:span><text:span text:style-name="Source_20_Text"><text:span text:style-name="T73">.cql:/scripts/</text:span></text:span><text:span text:style-name="Source_20_Text"><text:span text:style-name="T75">sensores</text:span></text:span><text:span text:style-name="Source_20_Text"><text:span text:style-name="T73">.cql" -e CQLSH_HOST=cassandra-</text:span></text:span><text:span text:style-name="Source_20_Text"><text:span text:style-name="T76">1</text:span></text:span><text:span text:style-name="Source_20_Text"><text:span text:style-name="T73"> 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73"> nuvo/docker-cqlsh</text:span></text:span></text:p>
      <text:p text:style-name="P28"/>
      <text:p text:style-name="P44"><text:span text:style-name="T7">Comproba se </text:span><text:span text:style-name="T9">podes acceder aos datos desde calquera dos nodos:</text:span></text:p>
      <text:p text:style-name="P34">Conexión a nodo 1:</text:p>
      <text:p text:style-name="codigo"><text:span text:style-name="Source_20_Text"><text:span text:style-name="T15">docker exec -it cassandra-1 bash -c 'cqlsh'<text:line-break/></text:span></text:span></text:p>
      <text:p text:style-name="P74"><text:span text:style-name="T45">Connected to </text:span><text:span text:style-name="T85">Test Cluster</text:span><text:span text:style-name="T45"> at 127.0.0.1:9042<text:line-break/></text:span></text:p>
      <text:p text:style-name="P74">[cqlsh 6.1.0 | Cassandra 4.1.0 | CQL spec 3.4.6 | Native protocol v5]</text:p>
      <text:p text:style-name="P74">Use HELP for help.<text:line-break/></text:p>
      <text:p text:style-name="P74">cqlsh&gt; SELECT * FROM iot.sensor;</text:p>
      <text:p text:style-name="P74"/>
      <text:p text:style-name="P74"><text:span text:style-name="T45"><text:s/></text:span><text:span text:style-name="T89">codigo</text:span><text:span text:style-name="T45"> | </text:span><text:span text:style-name="T93">humidade</text:span><text:span text:style-name="T45"> | </text:span><text:span text:style-name="T93">last_update_timestamp</text:span><text:span text:style-name="T45"> <text:s text:c="10"/>| </text:span><text:span text:style-name="T93">temperatura</text:span></text:p>
      <text:p text:style-name="P74">--------+----------+---------------------------------+-------------</text:p>
      <text:p text:style-name="P74"><text:span text:style-name="T45"><text:s text:c="3"/></text:span><text:span text:style-name="T97">1234</text:span><text:span text:style-name="T45"> | <text:s text:c="6"/></text:span><text:span text:style-name="T101">45</text:span><text:span text:style-name="T45"> | </text:span><text:span text:style-name="T101">2023-01-18 19:38:18.247000+0000</text:span><text:span text:style-name="T45"> | <text:s text:c="9"/></text:span><text:span text:style-name="T101">15</text:span></text:p>
      <text:p text:style-name="P74"><text:span text:style-name="T45"><text:s text:c="3"/></text:span><text:span text:style-name="T97">9876</text:span><text:span text:style-name="T45"> | <text:s text:c="6"/></text:span><text:span text:style-name="T101">80</text:span><text:span text:style-name="T45"> | </text:span><text:span text:style-name="T101">2023-01-18 19:38:18.235000+0000</text:span><text:span text:style-name="T45"> | <text:s text:c="10"/></text:span><text:span text:style-name="T101">9</text:span></text:p>
      <text:p text:style-name="P74"/>
      <text:p text:style-name="codigo"><text:span text:style-name="T15">(2 rows)</text:span></text:p>
      <text:p text:style-name="P34"><text:line-break/>Conexión a nodo 2:</text:p>
      <text:p text:style-name="codigo"><text:span text:style-name="Source_20_Text"><text:span text:style-name="T15">docker exec -it cassandra-2 bash -c 'cqlsh'<text:line-break/></text:span></text:span></text:p>
      <text:p text:style-name="P74"><text:span text:style-name="T45">Connected to </text:span><text:span text:style-name="T85">Test Cluster</text:span><text:span text:style-name="T45"> at 127.0.0.1:9042<text:line-break/></text:span></text:p>
      <text:p text:style-name="P74">[cqlsh 6.1.0 | Cassandra 4.1.0 | CQL spec 3.4.6 | Native protocol v5]</text:p>
      <text:p text:style-name="P74">Use HELP for help.<text:line-break/></text:p>
      <text:p text:style-name="P74">cqlsh&gt; SELECT * FROM iot.sensor;</text:p>
      <text:p text:style-name="P74"/>
      <text:p text:style-name="P74"><text:span text:style-name="T45"><text:s/></text:span><text:span text:style-name="T89">codigo</text:span><text:span text:style-name="T45"> | </text:span><text:span text:style-name="T93">humidade</text:span><text:span text:style-name="T45"> | </text:span><text:span text:style-name="T93">last_update_timestamp</text:span><text:span text:style-name="T45"> <text:s text:c="10"/>| </text:span><text:span text:style-name="T93">temperatura</text:span></text:p>
      <text:p text:style-name="P74">--------+----------+---------------------------------+-------------</text:p>
      <text:p text:style-name="P74"><text:span text:style-name="T45"><text:s text:c="3"/></text:span><text:span text:style-name="T97">1234</text:span><text:span text:style-name="T45"> | <text:s text:c="6"/></text:span><text:span text:style-name="T101">45</text:span><text:span text:style-name="T45"> | </text:span><text:span text:style-name="T101">2023-01-18 19:38:18.247000+0000</text:span><text:span text:style-name="T45"> | <text:s text:c="9"/></text:span><text:span text:style-name="T101">15</text:span></text:p>
      <text:p text:style-name="P74"><text:span text:style-name="T45"><text:s text:c="3"/></text:span><text:span text:style-name="T97">9876</text:span><text:span text:style-name="T45"> | <text:s text:c="6"/></text:span><text:span text:style-name="T101">80</text:span><text:span text:style-name="T45"> | </text:span><text:span text:style-name="T101">2023-01-18 19:38:18.235000+0000</text:span><text:span text:style-name="T45"> | <text:s text:c="10"/></text:span><text:span text:style-name="T101">9</text:span></text:p>
      <text:p text:style-name="P74"/>
      <text:p text:style-name="P74">(2 rows)</text:p>
      <text:p text:style-name="P66"><text:soft-page-break/><text:span text:style-name="T9">I</text:span><text:span text:style-name="T3">nsire datos desde un nodo e <text:s/>comproba que podes velos desde o outro</text:span></text:p>
      <text:p text:style-name="P34">Conexión a nodo 1: <text:span text:style-name="T35">(conectar e inserir datos)</text:span></text:p>
      <text:p text:style-name="codigo"><text:span text:style-name="Source_20_Text"><text:span text:style-name="T15">docker exec -it cassandra-1 bash -c 'cqlsh'<text:line-break/></text:span></text:span></text:p>
      <text:p text:style-name="P74"><text:span text:style-name="T45">Connected to </text:span><text:span text:style-name="T85">Test Cluster</text:span><text:span text:style-name="T45"> at 127.0.0.1:9042</text:span></text:p>
      <text:p text:style-name="P74">[cqlsh 6.1.0 | Cassandra 4.1.0 | CQL spec 3.4.6 | Native protocol v5]</text:p>
      <text:p text:style-name="P74">Use HELP for help.<text:line-break/></text:p>
      <text:p text:style-name="P74">cqlsh&gt; INSERT INTO iot.sensor(codigo, temperatura, humidade, last_update_timestamp) VALUES ('9116', 20, 85, toTimeStamp(now()));<text:line-break/></text:p>
      <text:p text:style-name="codigo"><text:span text:style-name="Source_20_Text"><text:span text:style-name="T15">cqlsh&gt; INSERT INTO iot.sensor(codigo, temperatura, humidade, last_update_timestamp) VALUES ('1119', 40, 30, toTimeStamp(now()));</text:span></text:span></text:p>
      <text:p text:style-name="P34"/>
      <text:p text:style-name="P34">Conexión a nodo 2: <text:span text:style-name="T35">(conectar e ver datos)</text:span></text:p>
      <text:p text:style-name="codigo"><text:span text:style-name="Source_20_Text"><text:span text:style-name="T15">docker exec -it cassandra-2 bash -c 'cqlsh'<text:line-break/></text:span></text:span></text:p>
      <text:p text:style-name="P74"><text:span text:style-name="T40">Connected to </text:span><text:span text:style-name="T86">Test Cluster</text:span><text:span text:style-name="T40"> at 127.0.0.1:9042</text:span></text:p>
      <text:p text:style-name="P74">[cqlsh 6.1.0 | Cassandra 4.1.0 | CQL spec 3.4.6 | Native protocol v5]</text:p>
      <text:p text:style-name="P74">Use HELP for help.<text:line-break/></text:p>
      <text:p text:style-name="P74">cqlsh&gt; SELECT * FROM iot.sensor;</text:p>
      <text:p text:style-name="P74"/>
      <text:p text:style-name="P74"><text:span text:style-name="T40"><text:s/></text:span><text:span text:style-name="T90">codigo</text:span><text:span text:style-name="T40"> | </text:span><text:span text:style-name="T94">humidade</text:span><text:span text:style-name="T40"> | </text:span><text:span text:style-name="T94">last_update_timestamp</text:span><text:span text:style-name="T40"> <text:s text:c="10"/>| </text:span><text:span text:style-name="T94">temperatura</text:span></text:p>
      <text:p text:style-name="P74">--------+----------+---------------------------------+-------------</text:p>
      <text:p text:style-name="P74"><text:span text:style-name="T40"><text:s text:c="3"/></text:span><text:span text:style-name="T98">9116</text:span><text:span text:style-name="T40"> | <text:s text:c="6"/></text:span><text:span text:style-name="T102">85</text:span><text:span text:style-name="T40"> | </text:span><text:span text:style-name="T102">2023-01-18 20:04:01.316000+0000</text:span><text:span text:style-name="T40"> | <text:s text:c="9"/></text:span><text:span text:style-name="T102">20</text:span></text:p>
      <text:p text:style-name="P74"><text:span text:style-name="T40"><text:s text:c="3"/></text:span><text:span text:style-name="T98">1234</text:span><text:span text:style-name="T40"> | <text:s text:c="6"/></text:span><text:span text:style-name="T102">45</text:span><text:span text:style-name="T40"> | </text:span><text:span text:style-name="T102">2023-01-18 19:38:18.247000+0000</text:span><text:span text:style-name="T40"> | <text:s text:c="9"/></text:span><text:span text:style-name="T102">15</text:span></text:p>
      <text:p text:style-name="P74"><text:span text:style-name="T40"><text:s text:c="3"/></text:span><text:span text:style-name="T98">9876</text:span><text:span text:style-name="T40"> | <text:s text:c="6"/></text:span><text:span text:style-name="T102">80</text:span><text:span text:style-name="T40"> | </text:span><text:span text:style-name="T102">2023-01-18 19:38:18.235000+0000</text:span><text:span text:style-name="T40"> | <text:s text:c="10"/></text:span><text:span text:style-name="T102">9</text:span></text:p>
      <text:p text:style-name="P74"><text:span text:style-name="T40"><text:s text:c="3"/></text:span><text:span text:style-name="T98">1119</text:span><text:span text:style-name="T40"> | <text:s text:c="6"/></text:span><text:span text:style-name="T102">30</text:span><text:span text:style-name="T40"> | </text:span><text:span text:style-name="T102">2023-01-18 20:04:07.743000+0000</text:span><text:span text:style-name="T40"> | <text:s text:c="9"/></text:span><text:span text:style-name="T102">40</text:span></text:p>
      <text:p text:style-name="P74"/>
      <text:p text:style-name="P74">(4 rows)</text:p>
      <text:p text:style-name="P65"><text:span text:style-name="Source_20_Text"/></text:p>
      <text:p text:style-name="P31"/>
      <text:p text:style-name="P22">Engade un novo nodo ao clúster</text:p>
      <text:p text:style-name="P29"/>
      <text:p text:style-name="P45"><text:span text:style-name="T7">L</text:span><text:span text:style-name="T8">anzar </text:span><text:span text:style-name="T10">terceiro</text:span><text:span text:style-name="T8"> nodo:</text:span></text:p>
      <text:p text:style-name="codigo"><text:span text:style-name="Source_20_Text">docker run --hostname cassandra-3 --network cassandra_network --name cassandra-3 -d cassandra:latest<text:line-break/></text:span></text:p>
      <text:p text:style-name="codigo">11fffa84f499263e0ef215d430ae4f6c2f16bcda7b4ac3dbee871bc5ccd9d38e</text:p>
      <text:p text:style-name="P68"><text:span text:style-name="Source_20_Text"><text:span text:style-name="T28"/></text:span></text:p>
      <text:p text:style-name="P29"/>
      <text:p text:style-name="P19">Comprobar o estado do clúster </text:p>
      <text:p text:style-name="codigo"><text:span text:style-name="Source_20_Text">docker exec -it cassandra-3 nodetool status</text:span></text:p>
      <text:p text:style-name="codigo">Datacenter: datacenter1</text:p>
      <text:p text:style-name="codigo">=======================</text:p>
      <text:p text:style-name="codigo">Status=Up/Down</text:p>
      <text:p text:style-name="codigo">|/ State=Normal/Leaving/Joining/Moving</text:p>
      <text:p text:style-name="codigo">-- <text:s/>Address <text:s text:c="4"/>Load <text:s text:c="7"/>Tokens <text:s/>Owns (effective) <text:s/>Host ID <text:s text:c="30"/>Rack</text:p>
      <text:p text:style-name="codigo">UN <text:s/>172.19.0.4 <text:s/>104.32 KiB <text:s/>16 <text:s text:c="5"/>100.0% <text:s text:c="11"/>acd7c0e4-c5c4-412c-b7e1-5b48bf420a3a <text:s/>rack1</text:p>
      <text:p text:style-name="P29"/>
      <text:p text:style-name="P45"><text:span text:style-name="T7"/></text:p>
      <text:p text:style-name="P71"><text:span text:style-name="T7">Comproba se podes conectarte </text:span><text:span text:style-name="T10">ao terceiro nodo e podes consultar os datos</text:span></text:p>
      <text:p text:style-name="P35">Conexión a nodo <text:span text:style-name="T35">3</text:span>: <text:span text:style-name="T35">(conexión e ver datos)</text:span></text:p>
      <text:p text:style-name="codigo"><text:span text:style-name="Source_20_Text">docker exec -it cassandra-3 bash -c 'cqlsh'</text:span></text:p>
      <text:p text:style-name="codigo"><text:span text:style-name="T45">Connected to </text:span><text:span text:style-name="T85">Test Cluster</text:span><text:span text:style-name="T45"> at 127.0.0.1:9042</text:span></text:p>
      <text:p text:style-name="codigo">[cqlsh 6.1.0 | Cassandra 4.1.0 | CQL spec 3.4.6 | Native protocol v5]</text:p>
      <text:p text:style-name="codigo">Use HELP for help.</text:p>
      <text:p text:style-name="codigo">Cqlsh&gt; cqlsh&gt; SELECT * FROM iot.sensor;</text:p>
      <text:p text:style-name="P62"><text:span text:style-name="Source_20_Text"/></text:p>
      <text:p text:style-name="P36"/>
      <text:p text:style-name="P36"/>
      <text:h text:style-name="P56" text:outline-level="2"><text:bookmark-start text:name="__RefHeading___Toc6672_2483200771"/>Apartado <text:span text:style-name="T31">3</text:span>. Clúster Cassandra <text:span text:style-name="T34">con docker-compose</text:span><text:bookmark-end text:name="__RefHeading___Toc6672_2483200771"/></text:h>
      <text:p text:style-name="P46"><text:span text:style-name="T18">O obxectivo deste apartado é crear </text:span><text:span text:style-name="T37">o clúster anterior, definido por código con docker-compose.</text:span></text:p>
      <text:p text:style-name="P46"/>
      <text:p text:style-name="P54">version: '3'</text:p>
      <text:p text:style-name="P54"/>
      <text:p text:style-name="P54">services:</text:p>
      <text:p text:style-name="P54"><text:s text:c="3"/><text:span text:style-name="T17">cassandra-1</text:span>:</text:p>
      <text:p text:style-name="P54"><text:s text:c="5"/>image: <text:span text:style-name="T17">cassandra</text:span></text:p>
      <text:p text:style-name="P54"><text:s text:c="5"/>restart: always</text:p>
      <text:p text:style-name="P54"/>
      <text:p text:style-name="P54"><text:s text:c="3"/><text:span text:style-name="T17">cassandra-2:</text:span></text:p>
      <text:p text:style-name="P54"><text:s text:c="5"/>depends_on:</text:p>
      <text:p text:style-name="P54"><text:s text:c="7"/>- <text:span text:style-name="T38">cassandra-1</text:span></text:p>
      <text:p text:style-name="P54"><text:s text:c="5"/>image: <text:span text:style-name="T17">cassandra</text:span></text:p>
      <text:p text:style-name="P54"><text:s text:c="5"/>restart: always</text:p>
      <text:p text:style-name="P54"><text:s text:c="5"/>environment:</text:p>
      <text:p text:style-name="código"><text:s text:c="7"/>CASSANDRA_SEEDS=cassandra-1</text:p>
      <text:p text:style-name="P26"/>
      <text:p text:style-name="P23">Levantar o clúster:</text:p>
      <text:p text:style-name="P47">docker compose up -d</text:p>
      <text:p text:style-name="P47"/>
      <text:p text:style-name="P23">Consultar o estado do clúster</text:p>
      <text:p text:style-name="P47">docker ps</text:p>
      <text:p text:style-name="P47">docker exec -it cluster-cassandra-1-1 nodetool status</text:p>
      <text:p text:style-name="P47"/>
      <text:p text:style-name="P23">Conectarse á base de datos</text:p>
      <text:p text:style-name="codigo">docker exec -it cluster-cassandra-1-1 bash -c 'cqlsh'</text:p>
      <text:p text:style-name="P20"/>
      <text:p text:style-name="P24">Tirar o clúster</text:p>
      <text:p text:style-name="codigo">docker compose down</text:p>
      <text:p text:style-name="P37"/>
      <text:p text:style-name="P37"/>
      <text:h text:style-name="P57" text:outline-level="2"><text:bookmark-start text:name="__RefHeading___Toc7229_2483200771"/>Apartado <text:span text:style-name="T36">4</text:span>. <text:span text:style-name="T32"><text:s/>Clúster Cassandra en </text:span><text:span text:style-name="T33">kubernetes</text:span><text:bookmark-end text:name="__RefHeading___Toc7229_2483200771"/></text:h>
      <text:p text:style-name="P39">O obxectivo deste apartado é montar un clúster Cassandra sobre Kubernetes.</text:p>
      <text:p text:style-name="P20"/>
      <text:p text:style-name="P38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1"/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8"><draw:image xlink:href="Pictures/10005C8B00001CF50000137B5D3F34B1285972EE.svg" xlink:type="simple" xlink:show="embed" xlink:actuate="onLoad" draw:mime-type="image/svg+xml"/><draw:image xlink:href="Pictures/1000020100000118000000BC94F13F068EDDF3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18:08.585000000</dc:date>
    <meta:editing-duration>PT2H7M49S</meta:editing-duration>
    <meta:editing-cycles>28</meta:editing-cycles>
    <meta:document-statistic meta:table-count="0" meta:image-count="1" meta:object-count="0" meta:page-count="9" meta:paragraph-count="183" meta:word-count="1162" meta:character-count="8487" meta:non-whitespace-character-count="7229"/>
  </office:meta>
</office:document-meta>
</file>